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5ef4e" officeooo:paragraph-rsid="0015ef4e"/>
    </style:style>
    <style:style style:name="P2" style:family="paragraph" style:parent-style-name="Standard">
      <style:text-properties fo:language="da" fo:country="DK" officeooo:rsid="00192580" officeooo:paragraph-rsid="00192580"/>
    </style:style>
    <style:style style:name="T1" style:family="text">
      <style:text-properties officeooo:rsid="001925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el arbejdsperiode:<text:line-break/>10:00 – 18:00.</text:p>
      <text:p text:style-name="P1"/>
      <text:p text:style-name="P1"/>
      <text:p text:style-name="P1">Martin:<text:line-break/>Mulig – pludselig – fravær, dog bliver der givet besked.<text:line-break/>Ingen problemer med møde fra 08:00 – 18:00<text:line-break/>Efter 18:00 skal det aftales / arrangeres.</text:p>
      <text:p text:style-name="P1"/>
      <text:p text:style-name="P1">Leivur:</text:p>
      <text:p text:style-name="P2">Ingen problemer.</text:p>
      <text:p text:style-name="P1"/>
      <text:p text:style-name="P1">Bertram<text:line-break/>Utilregnelige arbejdsadge. Bliver <text:span text:style-name="T1">meddelt</text:span> inden.</text:p>
      <text:p text:style-name="P1"><text:line-break/>Søren:</text:p>
      <text:p text:style-name="P1">Utilregnelige arbejdsdage. <text:span text:style-name="T1">Bliver meddelt inden.</text:span></text:p>
      <text:p text:style-name="P2">Arbejder ca. hver anden week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19:22.993362173</meta:creation-date>
    <dc:date>2016-12-05T11:56:21.729071013</dc:date>
    <meta:editing-duration>PT2M2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47" meta:character-count="354" meta:non-whitespace-character-count="310"/>
  </office:meta>
</office:document-meta>
</file>